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.4375in"/>
    </style:style>
    <style:style style:name="Table1.B" style:family="table-column">
      <style:table-column-properties style:column-width="0.489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6.4375in"/>
    </style:style>
    <style:style style:name="Table2.B" style:family="table-column">
      <style:table-column-properties style:column-width="0.489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6.4375in"/>
    </style:style>
    <style:style style:name="Table3.B" style:family="table-column">
      <style:table-column-properties style:column-width="0.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6.4375in"/>
    </style:style>
    <style:style style:name="Table4.B" style:family="table-column">
      <style:table-column-properties style:column-width="0.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4375in"/>
    </style:style>
    <style:style style:name="Table5.B" style:family="table-column">
      <style:table-column-properties style:column-width="0.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1a8d51" officeooo:paragraph-rsid="001a8d51" style:font-weight-asian="bold" style:font-weight-complex="bold"/>
    </style:style>
    <style:style style:name="P2" style:family="paragraph" style:parent-style-name="Standard">
      <style:text-properties fo:font-weight="normal" officeooo:rsid="001a8d51" officeooo:paragraph-rsid="001a8d51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a8d51" officeooo:paragraph-rsid="001a8d51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officeooo:paragraph-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normal" officeooo:rsid="001a8d51" officeooo:paragraph-rsid="001a8d5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a8d51" officeooo:paragraph-rsid="001b10a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a8d51" officeooo:paragraph-rsid="001a8d51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italic" fo:font-weight="normal" officeooo:rsid="001a8d51" officeooo:paragraph-rsid="001b10a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weight="bold" officeooo:rsid="001a8d51" officeooo:paragraph-rsid="001a8d51" style:font-weight-asian="bold" style:font-weight-complex="bold"/>
    </style:style>
    <style:style style:name="P12" style:family="paragraph" style:parent-style-name="Standard">
      <style:text-properties fo:font-weight="bold" officeooo:rsid="001a8d51" officeooo:paragraph-rsid="001b10aa" style:font-weight-asian="bold" style:font-weight-complex="bold"/>
    </style:style>
    <style:style style:name="P13" style:family="paragraph" style:parent-style-name="Standard">
      <style:text-properties fo:font-weight="normal" officeooo:rsid="001a8d51" officeooo:paragraph-rsid="001b10aa" style:font-weight-asian="normal" style:font-weight-complex="normal"/>
    </style:style>
    <style:style style:name="P14" style:family="paragraph" style:parent-style-name="Standard">
      <style:text-properties officeooo:paragraph-rsid="001b10aa"/>
    </style:style>
    <style:style style:name="P15" style:family="paragraph" style:parent-style-name="Standard">
      <style:text-properties fo:font-size="15pt" fo:font-weight="bold" officeooo:rsid="001d5823" officeooo:paragraph-rsid="001d5823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2pt" fo:font-weight="bold" officeooo:rsid="001d5823" officeooo:paragraph-rsid="001d5823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0aa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officeooo:paragraph-rsid="001b10aa"/>
    </style:style>
    <style:style style:name="T1" style:family="text">
      <style:text-properties fo:font-style="normal" fo:font-weight="bold" officeooo:rsid="001b10aa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a8d51" style:font-style-asian="normal" style:font-weight-asian="bold" style:font-style-complex="normal" style:font-weight-complex="bold"/>
    </style:style>
    <style:style style:name="T3" style:family="text">
      <style:text-properties officeooo:rsid="001b10aa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8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0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udent Presentation Rubric</text:p>
      <text:p text:style-name="P15"><text:span text:style-name="T6">EECS 598-015: User Interfaces for Programming Languages</text:span></text:p>
      <text:p text:style-name="P15"><text:span text:style-name="T6"/></text:p>
      <text:p text:style-name="P16"><text:span text:style-name="T6">Name: ______________________________</text:span></text:p>
      <text:p text:style-name="P16"><text:span text:style-name="T6"/></text:p>
      <text:p text:style-name="P16"><text:span text:style-name="T6">Topic: _____________________________________________________________________________</text:span></text:p>
      <text:p text:style-name="P1"/>
      <text:p text:style-name="P1">Introduc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he introduction summarizes the topic at a high level before getting into details.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The introduction includes an outline that summarizes how the presentation will be organized.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The introduction includes a discussion of the general design criteria that govern the UIs that will be presented.</text:p>
          </table:table-cell>
          <table:table-cell table:style-name="Table1.B2" office:value-type="string">
            <text:p text:style-name="P4"/>
          </table:table-cell>
        </table:table-row>
      </table:table>
      <text:p text:style-name="P2"/>
      <text:p text:style-name="P3">Comments: </text:p>
      <text:p text:style-name="P7"/>
      <text:p text:style-name="P7"/>
      <text:p text:style-name="P7"/>
      <text:p text:style-name="P7"/>
      <text:p text:style-name="P7"/>
      <text:p text:style-name="P7"/>
      <text:p text:style-name="P9">Paper Summarie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T<text:span text:style-name="T3">he presentation covers 4-7 relevant papers.</text:span></text:p>
          </table:table-cell>
          <table:table-cell table:style-name="Table2.B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<text:span text:style-name="T4">E</text:span><text:span text:style-name="T5">ach paper is cited correctly in the slides (abbreviated author list, abbreviated venue, year).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8">T<text:span text:style-name="T3">he discussion for each paper summarizes the key ideas and results.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7">The discussion for each paper connects back to the design criteria from the introduction.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1"><text:span text:style-name="T5">The discussion is supported by screenshots, videos, and excerpts of figures appropriately.</text:span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7">The discussion for each paper summarizes how the design was evaluated.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7">There is a summary of weakness / limitations of the design and evaluation methodology.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7">There are logical transitions between papers.</text:p>
          </table:table-cell>
          <table:table-cell table:style-name="Table2.B2" office:value-type="string">
            <text:p text:style-name="P5"/>
          </table:table-cell>
        </table:table-row>
      </table:table>
      <text:p text:style-name="P2"/>
      <text:p text:style-name="P3">Comments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text:span text:style-name="T2">C</text:span><text:span text:style-name="T1">onclusion</text:span>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T<text:span text:style-name="T3">he conclusion summarizes the key ideas from the presentation.</text:span></text:p>
          </table:table-cell>
          <table:table-cell table:style-name="Table3.B1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18">T<text:span text:style-name="T3">he conclusion includes a discussion of ongoing and future directions for the field.</text:span></text:p>
          </table:table-cell>
          <table:table-cell table:style-name="Table3.B2" office:value-type="string">
            <text:p text:style-name="P20"/>
          </table:table-cell>
        </table:table-row>
      </table:table>
      <text:p text:style-name="P13"/>
      <text:p text:style-name="P10">Comments: </text:p>
      <text:p text:style-name="P8"/>
      <text:p text:style-name="P8"/>
      <text:p text:style-name="P8"/>
      <text:p text:style-name="P8"/>
      <text:p text:style-name="P8"/>
      <text:p text:style-name="P14"><text:span text:style-name="T1">In-Class Discussion</text:span>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T<text:span text:style-name="T3">he presenter came prepared with discussion topics.</text:span></text:p>
          </table:table-cell>
          <table:table-cell table:style-name="Table4.B1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18">T<text:span text:style-name="T3">he presenter adequately guided the discussion.</text:span>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17">The presenter asked for clarifications when a student comment or question is unclear.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1"><text:span text:style-name="T5">The presenter answered questions clearly and concisely.</text:span></text:p>
          </table:table-cell>
          <table:table-cell table:style-name="Table4.B2" office:value-type="string">
            <text:p text:style-name="P20"/>
          </table:table-cell>
        </table:table-row>
      </table:table>
      <text:p text:style-name="P13"/>
      <text:p text:style-name="P10">Comments: </text:p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">Speaking Skills</text:span>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<text:span text:style-name="T4">T</text:span><text:span text:style-name="T5">he presenter spoke clearly and loudly.</text:span></text:p>
          </table:table-cell>
          <table:table-cell table:style-name="Table5.B1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8">T<text:span text:style-name="T3">he slides are reasonably free of typos and grammar errors.</text:span>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7">Each slide has a slide number.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21"><text:span text:style-name="T5">The presenter is prepared for transitions between sections.</text:span>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7">The presenter defines technical terms before they are used.</text:p>
          </table:table-cell>
          <table:table-cell table:style-name="Table5.B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7">The presenter managed time effectively.</text:p>
          </table:table-cell>
          <table:table-cell table:style-name="Table5.B2" office:value-type="string">
            <text:p text:style-name="P20"/>
          </table:table-cell>
        </table:table-row>
      </table:table>
      <text:p text:style-name="P13"/>
      <text:p text:style-name="P10">Comments: 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0T19:05:36.456885916</meta:creation-date>
    <meta:editing-duration>PT5M43S</meta:editing-duration>
    <meta:editing-cycles>3</meta:editing-cycles>
    <meta:generator>LibreOffice/6.3.2.2$Linux_X86_64 LibreOffice_project/30$Build-2</meta:generator>
    <dc:date>2019-10-20T19:21:27.989608387</dc:date>
    <meta:document-statistic meta:table-count="5" meta:image-count="0" meta:object-count="0" meta:page-count="2" meta:paragraph-count="37" meta:word-count="258" meta:character-count="1865" meta:non-whitespace-character-count="1639"/>
  </office:meta>
</office:document-meta>
</file>